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textarea-horizontal-align="center" draw:textarea-vertical-align="middle"/>
    </style:style>
    <style:style style:name="gr2" style:family="graphic" style:parent-style-name="standard">
      <style:graphic-properties draw:fill="solid" draw:fill-color="#0066cc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3deb3d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0066cc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ff420e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7" draw:id="id7" draw:layer="layout" svg:width="6.35cm" svg:height="3.175cm" svg:x="1.64cm" svg:y="8.65cm">
          <text:p text:style-name="P1"><text:span text:style-name="T1">Zekar VIII</text:span> sees the request</text:p>
          <text:p text:style-name="P1">for relief as an opportunity </text:p>
          <text:p text:style-name="P1">to infiltrate Uran and sabotage </text:p>
          <text:p text:style-name="P1">its defenses for the coming</text:p>
          <text:p text:style-name="P1">Zekarian Invasion.</text:p>
        </draw:rect>
        <draw:rect draw:style-name="gr2" draw:text-style-name="P1" xml:id="id10" draw:id="id10" draw:layer="layout" svg:width="6.35cm" svg:height="3.044cm" svg:x="13.64cm" svg:y="17.006cm">
          <text:p text:style-name="P1">Lyrin is revived and sent to Uran</text:p>
          <text:p text:style-name="P1">with the mission of assisting</text:p>
          <text:p text:style-name="P1">the exiled <text:span text:style-name="T1">General Alexios</text:span> rally </text:p>
          <text:p text:style-name="P1">support to attempt a coup on</text:p>
          <text:p text:style-name="P1">the <text:span text:style-name="T1">Day of Independence</text:span>.</text:p>
        </draw:rect>
        <draw:rect draw:style-name="gr1" draw:text-style-name="P1" xml:id="id1" draw:id="id1" draw:layer="layout" svg:width="6.35cm" svg:height="1.905cm" svg:x="1.57cm" svg:y="118.79cm">
          <text:p text:style-name="P1">Zekarian Invasion occurs.</text:p>
        </draw:rect>
        <draw:rect draw:style-name="gr2" draw:text-style-name="P1" xml:id="id3" draw:id="id3" draw:layer="layout" svg:width="6.35cm" svg:height="1.905cm" svg:x="13.67cm" svg:y="118.691cm">
          <text:p text:style-name="P1">Alexios leds the coup d'etat.</text:p>
        </draw:rect>
        <draw:rect draw:style-name="gr3" draw:text-style-name="P1" xml:id="id2" draw:id="id2" draw:layer="layout" svg:width="6.35cm" svg:height="1.905cm" svg:x="7.67cm" svg:y="121.991cm">
          <text:p text:style-name="P1">Uran is divided into two-states</text:p>
          <text:p text:style-name="P1">fighting over control of the</text:p>
          <text:p text:style-name="P1">ecrys mines in Kariah Valley</text:p>
        </draw:rect>
        <draw:connector draw:style-name="gr4" draw:text-style-name="P2" draw:layer="layout" draw:type="curve" svg:x1="4.745cm" svg:y1="120.695cm" svg:x2="7.67cm" svg:y2="122.943cm" draw:start-shape="id1" draw:start-glue-point="2" draw:end-shape="id2" draw:end-glue-point="3" svg:d="m4745 120695c0 1499 975 2248 2925 2248">
          <text:p/>
        </draw:connector>
        <draw:connector draw:style-name="gr4" draw:text-style-name="P2" draw:layer="layout" draw:type="curve" svg:x1="16.845cm" svg:y1="120.596cm" svg:x2="14.02cm" svg:y2="122.943cm" draw:start-shape="id3" draw:start-glue-point="2" draw:end-shape="id2" draw:end-glue-point="1" svg:d="m16845 120596c0 1565-941 2347-2825 2347">
          <text:p/>
        </draw:connector>
        <draw:rect draw:style-name="gr3" draw:text-style-name="P1" xml:id="id4" draw:id="id4" draw:layer="layout" svg:width="6.35cm" svg:height="1.905cm" svg:x="7.67cm" svg:y="124.992cm">
          <text:p text:style-name="P1">Uranian refugees seek</text:p>
          <text:p text:style-name="P1">assistance from other nations,</text:p>
          <text:p text:style-name="P1">but none are willing to fight.</text:p>
        </draw:rect>
        <draw:rect draw:style-name="gr3" draw:text-style-name="P1" xml:id="id5" draw:id="id5" draw:layer="layout" svg:width="6.35cm" svg:height="1.827cm" svg:x="7.67cm" svg:y="127.893cm">
          <text:p text:style-name="P1">Uranian refugees and ensl</text:p>
        </draw:rect>
        <draw:connector draw:style-name="gr5" draw:text-style-name="P2" draw:layer="layout" draw:type="curve" svg:x1="10.845cm" svg:y1="123.896cm" svg:x2="10.845cm" svg:y2="124.992cm" draw:start-shape="id2" draw:start-glue-point="2" draw:end-shape="id4" draw:end-glue-point="0" svg:d="m10845 123896v1096">
          <text:p/>
        </draw:connector>
        <draw:connector draw:style-name="gr5" draw:text-style-name="P2" draw:layer="layout" draw:type="curve" svg:x1="10.845cm" svg:y1="126.897cm" svg:x2="10.845cm" svg:y2="127.893cm" draw:start-shape="id4" draw:start-glue-point="2" draw:end-shape="id5" draw:end-glue-point="0" svg:d="m10845 126897v996">
          <text:p/>
        </draw:connector>
        <draw:rect draw:style-name="gr3" draw:text-style-name="P1" xml:id="id6" draw:id="id6" draw:layer="layout" svg:width="6.35cm" svg:height="2.123cm" svg:x="7.57cm" svg:y="5.092cm">
          <text:p text:style-name="P1"><text:span text:style-name="T1">Garhan</text:span>, Prime Minister of Uran</text:p>
          <text:p text:style-name="P1">asks neighboring nations to</text:p>
          <text:p text:style-name="P1">assist in the relief effort.</text:p>
        </draw:rect>
        <draw:connector draw:style-name="gr4" draw:text-style-name="P2" draw:layer="layout" draw:type="curve" svg:x1="7.57cm" svg:y1="6.153cm" svg:x2="4.815cm" svg:y2="8.65cm" draw:start-shape="id6" draw:start-glue-point="3" draw:end-shape="id7" draw:end-glue-point="0" svg:d="m7570 6153c-1837 0-2755 832-2755 2497">
          <text:p/>
        </draw:connector>
        <draw:rect draw:style-name="gr2" draw:text-style-name="P1" xml:id="id8" draw:id="id8" draw:layer="layout" svg:width="6.35cm" svg:height="3.088cm" svg:x="13.64cm" svg:y="8.707cm">
          <text:p text:style-name="P1"><text:span text:style-name="T1">Chairman Thelma</text:span> sees the </text:p>
          <text:p text:style-name="P1">request for relief as a chance</text:p>
          <text:p text:style-name="P1">to infiltrate the Republic and</text:p>
          <text:p text:style-name="P1">assimilate it into the Union. </text:p>
        </draw:rect>
        <draw:connector draw:style-name="gr4" draw:text-style-name="P2" draw:layer="layout" draw:type="curve" svg:x1="13.92cm" svg:y1="6.153cm" svg:x2="16.815cm" svg:y2="8.707cm" draw:start-shape="id6" draw:start-glue-point="1" draw:end-shape="id8" svg:d="m13920 6153c1930 0 2895 851 2895 2554">
          <text:p/>
        </draw:connector>
        <draw:rect draw:style-name="gr2" draw:text-style-name="P1" xml:id="id9" draw:id="id9" draw:layer="layout" svg:width="6.35cm" svg:height="3.088cm" svg:x="13.64cm" svg:y="12.907cm">
          <text:p text:style-name="P1"><text:span text:style-name="T1">Board of Directors</text:span> authorizes</text:p>
          <text:p text:style-name="P1"><text:s/>revival protocols of one of the</text:p>
          <text:p text:style-name="P1"><text:s/>Union's top agents: <text:span text:style-name="T1">Lyrin, the </text:span></text:p>
          <text:p text:style-name="P1"><text:span text:style-name="T1">Godslayer</text:span> (named such for</text:p>
          <text:p text:style-name="P1"><text:s/>assassinating King Zekar VII)</text:p>
        </draw:rect>
        <draw:connector draw:style-name="gr6" draw:text-style-name="P2" draw:layer="layout" draw:type="curve" svg:x1="16.815cm" svg:y1="11.795cm" svg:x2="16.815cm" svg:y2="12.907cm" draw:start-shape="id8" draw:start-glue-point="2" draw:end-shape="id9" draw:end-glue-point="0" svg:d="m16815 11795v1112">
          <text:p/>
        </draw:connector>
        <draw:connector draw:style-name="gr6" draw:text-style-name="P2" draw:layer="layout" draw:type="curve" svg:x1="16.815cm" svg:y1="15.995cm" svg:x2="16.815cm" svg:y2="17.006cm" draw:start-shape="id9" draw:start-glue-point="2" draw:end-shape="id10" draw:end-glue-point="0" svg:d="m16815 15995v1011">
          <text:p/>
        </draw:connector>
        <draw:rect draw:style-name="gr1" draw:text-style-name="P1" xml:id="id11" draw:id="id11" draw:layer="layout" svg:width="6.35cm" svg:height="3.088cm" svg:x="1.64cm" svg:y="12.907cm">
          <text:p text:style-name="P1"><text:span text:style-name="T1">Cardinal Medel</text:span> secretly meets</text:p>
          <text:p text:style-name="P1">with <text:span text:style-name="T1">Horaios</text:span>, former leader of</text:p>
          <text:p text:style-name="P1"><text:s/>the <text:span text:style-name="T1">Heaven's Shadow</text:span></text:p>
          <text:p text:style-name="P1">during the reign of Zekar VII,</text:p>
          <text:p text:style-name="P1">asking him to infiltrate Uran.</text:p>
        </draw:rect>
        <draw:connector draw:style-name="gr7" draw:text-style-name="P2" draw:layer="layout" draw:type="curve" svg:x1="4.815cm" svg:y1="11.825cm" svg:x2="4.815cm" svg:y2="12.907cm" draw:start-shape="id7" draw:start-glue-point="2" draw:end-shape="id11" draw:end-glue-point="0" svg:d="m4815 11825v1082">
          <text:p/>
        </draw:connector>
        <draw:rect draw:style-name="gr1" draw:text-style-name="P1" xml:id="id12" draw:id="id12" draw:layer="layout" svg:width="6.35cm" svg:height="3.044cm" svg:x="1.64cm" svg:y="17.006cm">
          <text:p text:style-name="P1">Horaios is sent to Uran with</text:p>
          <text:p text:style-name="P1">the mission to disable Uran's </text:p>
          <text:p text:style-name="P1">automated defense network</text:p>
          <text:p text:style-name="P1">with the help of <text:span text:style-name="T1">Io</text:span><text:span text:style-name="T2">, a scholar</text:span></text:p>
          <text:p text:style-name="P1">from the Magus Institute,</text:p>
          <text:p text:style-name="P1">by the<text:span text:style-name="T1"> Day of Independence.</text:span></text:p>
        </draw:rect>
        <draw:connector draw:style-name="gr7" draw:text-style-name="P2" draw:layer="layout" draw:type="curve" svg:x1="4.815cm" svg:y1="15.995cm" svg:x2="4.815cm" svg:y2="17.006cm" draw:start-shape="id11" draw:start-glue-point="2" draw:end-shape="id12" draw:end-glue-point="0" svg:d="m4815 15995v1011">
          <text:p/>
        </draw:connector>
        <draw:rect draw:style-name="gr3" draw:text-style-name="P1" xml:id="id13" draw:id="id13" draw:layer="layout" svg:width="6.35cm" svg:height="3.11cm" svg:x="7.57cm" svg:y="20.685cm">
          <text:p text:style-name="P1"><text:span text:style-name="T2">PM</text:span><text:span text:style-name="T1"> Garhan</text:span><text:span text:style-name="T2"> invites both Horaios</text:span></text:p>
          <text:p text:style-name="P1"><text:span text:style-name="T2">and Lyrin along with associated</text:span></text:p>
          <text:p text:style-name="P1"><text:span text:style-name="T2">parties to the capital, </text:span><text:span text:style-name="T1">Meropis</text:span><text:span text:style-name="T2">,</text:span></text:p>
          <text:p text:style-name="P1"><text:span text:style-name="T2">for a reception at the fabled</text:span></text:p>
          <text:p text:style-name="P1"><text:span text:style-name="T1">Crystal Palace</text:span><text:span text:style-name="T2">, made entirely</text:span></text:p>
          <text:p text:style-name="P1"><text:span text:style-name="T2">out of ecrys flowers.</text:span></text:p>
        </draw:rect>
        <draw:connector draw:style-name="gr4" draw:text-style-name="P2" draw:layer="layout" draw:type="curve" svg:x1="4.815cm" svg:y1="20.05cm" svg:x2="7.57cm" svg:y2="22.24cm" draw:start-shape="id12" draw:start-glue-point="2" draw:end-shape="id13" draw:end-glue-point="3" svg:d="m4815 20050c0 1460 918 2190 2755 2190">
          <text:p/>
        </draw:connector>
        <draw:connector draw:style-name="gr4" draw:text-style-name="P2" draw:layer="layout" draw:type="curve" svg:x1="16.815cm" svg:y1="20.05cm" svg:x2="13.92cm" svg:y2="22.24cm" draw:start-shape="id10" draw:start-glue-point="2" draw:end-shape="id13" draw:end-glue-point="1" svg:d="m16815 20050c0 1460-965 2190-2895 2190">
          <text:p/>
        </draw:connector>
        <draw:rect draw:style-name="gr1" draw:text-style-name="P1" xml:id="id16" draw:id="id16" draw:layer="layout" svg:width="6.35cm" svg:height="4.984cm" svg:x="1.64cm" svg:y="30.306cm">
          <text:p text:style-name="P1">Horaios is stationed at the town</text:p>
          <text:p text:style-name="P1">of <text:span text:style-name="T1">Elaos</text:span>, on the western</text:p>
          <text:p text:style-name="P1">seaboard of Uran which is in</text:p>
          <text:p text:style-name="P1">ruins due to the disasters.</text:p>
          <text:p text:style-name="P1">Most of Elaos' citizens have</text:p>
          <text:p text:style-name="P1">evacuated to other towns</text:p>
          <text:p text:style-name="P1">making it Horaios' job to rebuild</text:p>
          <text:p text:style-name="P1"><text:s/>the town so they can return.</text:p>
        </draw:rect>
        <draw:rect draw:style-name="gr3" draw:text-style-name="P1" xml:id="id14" draw:id="id14" draw:layer="layout" svg:width="6.35cm" svg:height="3.947cm" svg:x="7.57cm" svg:y="24.993cm">
          <text:p text:style-name="P1"><text:span text:style-name="T2">Horaios and Lyrin meet. They</text:span></text:p>
          <text:p text:style-name="P1"><text:span text:style-name="T2">recognize each other, share a</text:span></text:p>
          <text:p text:style-name="P1"><text:span text:style-name="T2">dance and have a polite </text:span></text:p>
          <text:p text:style-name="P1"><text:span text:style-name="T2">conversation to guise their utter</text:span></text:p>
          <text:p text:style-name="P1"><text:span text:style-name="T2"><text:s/></text:span><text:span text:style-name="T2">hatred for each other. They </text:span></text:p>
          <text:p text:style-name="P1"><text:span text:style-name="T2">decide not to reveal each other's</text:span></text:p>
          <text:p text:style-name="P1"><text:span text:style-name="T2">true identities.</text:span></text:p>
        </draw:rect>
        <draw:connector draw:style-name="gr5" draw:text-style-name="P2" draw:layer="layout" draw:type="curve" svg:x1="10.745cm" svg:y1="23.795cm" svg:x2="10.745cm" svg:y2="24.993cm" draw:start-shape="id13" draw:start-glue-point="2" draw:end-shape="id14" draw:end-glue-point="0" svg:d="m10745 23795v1198">
          <text:p/>
        </draw:connector>
        <draw:rect draw:style-name="gr3" draw:text-style-name="P1" xml:id="id15" draw:id="id15" draw:layer="layout" svg:width="6.35cm" svg:height="2.582cm" svg:x="7.57cm" svg:y="1.593cm">
          <text:p text:style-name="P1"><text:span text:style-name="T1">Republic of Uran</text:span> is struck by a </text:p>
          <text:p text:style-name="P1">series of natural disasters </text:p>
          <text:p text:style-name="P1">destroying infrastructure and</text:p>
          <text:p text:style-name="P1"><text:s/>causing much economic loss.</text:p>
        </draw:rect>
        <draw:connector draw:style-name="gr5" draw:text-style-name="P2" draw:layer="layout" draw:type="curve" svg:x1="10.745cm" svg:y1="4.175cm" svg:x2="10.745cm" svg:y2="5.092cm" draw:start-shape="id15" draw:start-glue-point="2" draw:end-shape="id6" draw:end-glue-point="0" svg:d="m10745 4175v917">
          <text:p/>
        </draw:connector>
        <draw:connector draw:style-name="gr4" draw:text-style-name="P2" draw:layer="layout" draw:type="curve" svg:x1="7.57cm" svg:y1="26.966cm" svg:x2="4.815cm" svg:y2="30.306cm" draw:start-shape="id14" draw:start-glue-point="3" draw:end-shape="id16" draw:end-glue-point="0" svg:d="m7570 26966c-1837 0-2755 1113-2755 3340">
          <text:p/>
        </draw:connector>
        <draw:rect draw:style-name="gr2" draw:text-style-name="P1" xml:id="id17" draw:id="id17" draw:layer="layout" svg:width="6.35cm" svg:height="5.084cm" svg:x="13.64cm" svg:y="30.206cm">
          <text:p text:style-name="P1">Lyrin is stationed at the town </text:p>
          <text:p text:style-name="P1">of <text:span text:style-name="T1">Rubada</text:span>, on the eastern </text:p>
          <text:p text:style-name="P1">seaboard of Uran, which is in</text:p>
          <text:p text:style-name="P1">Ruins due to the disasters.</text:p>
          <text:p text:style-name="P1">Most of Rubada's citizens</text:p>
          <text:p text:style-name="P1">have evacuated to other towns</text:p>
          <text:p text:style-name="P1"><text:s/>making it Lyrin's job to rebuild</text:p>
          <text:p text:style-name="P1"><text:s/>the town so they can return.</text:p>
        </draw:rect>
        <draw:connector draw:style-name="gr4" draw:text-style-name="P2" draw:layer="layout" draw:type="curve" svg:x1="13.92cm" svg:y1="26.966cm" svg:x2="16.815cm" svg:y2="30.206cm" draw:start-shape="id14" draw:start-glue-point="1" draw:end-shape="id17" svg:d="m13920 26966c1930 0 2895 1080 2895 3240">
          <text:p/>
        </draw:connector>
        <draw:rect draw:style-name="gr1" draw:text-style-name="P1" xml:id="id18" draw:id="id18" draw:layer="layout" svg:width="6.35cm" svg:height="3.864cm" svg:x="1.64cm" svg:y="36.806cm">
          <text:p text:style-name="P1">Io asks Horaios to accompany</text:p>
          <text:p text:style-name="P1">her to the city of <text:span text:style-name="T1">Kanark</text:span><text:span text:style-name="T2">, the</text:span></text:p>
          <text:p text:style-name="P1"><text:span text:style-name="T2">Uranian city of knowledge, so</text:span></text:p>
          <text:p text:style-name="P1"><text:span text:style-name="T2">that she can find out where</text:span></text:p>
          <text:p text:style-name="P1"><text:span text:style-name="T2">the weakpoints in the Uranian</text:span></text:p>
          <text:p text:style-name="P1"><text:span text:style-name="T2">automated defense system are.</text:span></text:p>
        </draw:rect>
        <draw:connector draw:style-name="gr4" draw:text-style-name="P2" draw:layer="layout" draw:type="curve" svg:x1="4.815cm" svg:y1="35.29cm" svg:x2="4.815cm" svg:y2="36.806cm" draw:start-shape="id16" draw:start-glue-point="2" draw:end-shape="id18" draw:end-glue-point="0" svg:d="m4815 35290v1516">
          <text:p/>
        </draw:connector>
        <draw:rect draw:style-name="gr1" draw:text-style-name="P1" xml:id="id19" draw:id="id19" draw:layer="layout" svg:width="6.35cm" svg:height="4.914cm" svg:x="1.635cm" svg:y="41.806cm">
          <text:p text:style-name="P1">With Horaios' help, Io sneaks</text:p>
          <text:p text:style-name="P1">into the <text:span text:style-name="T1">Classified Section</text:span> of</text:p>
          <text:p text:style-name="P1">the <text:span text:style-name="T1">Grand Library</text:span> of Karnark.</text:p>
          <text:p text:style-name="P1">She discovers that there are </text:p>
          <text:p text:style-name="P1">four facilities hidden in the</text:p>
          <text:p text:style-name="P1">four corners of the island that</text:p>
          <text:p text:style-name="P1">operate the defense system</text:p>
          <text:p text:style-name="P1">along with a central hub that</text:p>
          <text:p text:style-name="P1">serves as a command centre.</text:p>
        </draw:rect>
        <draw:connector draw:style-name="gr4" draw:text-style-name="P2" draw:layer="layout" draw:type="curve" svg:x1="4.815cm" svg:y1="40.67cm" svg:x2="4.81cm" svg:y2="41.806cm" draw:start-shape="id18" draw:start-glue-point="2" draw:end-shape="id19" draw:end-glue-point="0" svg:d="m4815 40670c0 852-5 284-5 1136">
          <text:p/>
        </draw:connector>
        <draw:rect draw:style-name="gr1" draw:text-style-name="P1" xml:id="id20" draw:id="id20" draw:layer="layout" svg:width="6.35cm" svg:height="4.279cm" svg:x="1.635cm" svg:y="47.756cm">
          <text:p text:style-name="P1"><text:s/><text:span text:style-name="T1">Azure Dragon</text:span></text:p>
          <text:p text:style-name="P1"><text:span text:style-name="T1">East</text:span></text:p>
        </draw:rect>
        <draw:connector draw:style-name="gr4" draw:text-style-name="P2" draw:layer="layout" draw:type="curve" svg:x1="4.81cm" svg:y1="46.72cm" svg:x2="4.81cm" svg:y2="47.756cm" draw:start-shape="id19" draw:start-glue-point="2" draw:end-shape="id20" draw:end-glue-point="0" svg:d="m4810 46720v1036">
          <text:p/>
        </draw:connector>
        <draw:rect draw:style-name="gr3" draw:text-style-name="P1" xml:id="id24" draw:id="id24" draw:layer="layout" svg:width="6.35cm" svg:height="3.947cm" svg:x="7.57cm" svg:y="53.794cm">
          <text:p text:style-name="P1"><text:span text:style-name="T2">Reports of the Azure Dragon</text:span></text:p>
          <text:p text:style-name="P1"><text:span text:style-name="T2">Infiltration and </text:span></text:p>
        </draw:rect>
        <draw:rect draw:style-name="gr2" draw:text-style-name="P1" xml:id="id21" draw:id="id21" draw:layer="layout" svg:width="6.35cm" svg:height="3.764cm" svg:x="13.64cm" svg:y="36.606cm">
          <text:p text:style-name="P1">Alexios and Lyrin go to the city</text:p>
          <text:p text:style-name="P1">of <text:span text:style-name="T1">Yanan</text:span> where they rendez-</text:p>
          <text:p text:style-name="P1">vous with an old friend of</text:p>
          <text:p text:style-name="P1">Alexios to find out what became</text:p>
          <text:p text:style-name="P1">of his resistance cell after his</text:p>
          <text:p text:style-name="P1">capture and exile.</text:p>
        </draw:rect>
        <draw:connector draw:style-name="gr4" draw:text-style-name="P2" draw:layer="layout" draw:type="curve" svg:x1="16.815cm" svg:y1="35.29cm" svg:x2="16.815cm" svg:y2="36.606cm" draw:start-shape="id17" draw:start-glue-point="2" draw:end-shape="id21" draw:end-glue-point="0" svg:d="m16815 35290v1316">
          <text:p/>
        </draw:connector>
        <draw:rect draw:style-name="gr2" draw:text-style-name="P1" xml:id="id22" draw:id="id22" draw:layer="layout" svg:width="6.35cm" svg:height="5.084cm" svg:x="13.64cm" svg:y="41.706cm">
          <text:p text:style-name="P1">They met a man claiming to</text:p>
          <text:p text:style-name="P1">know where Alexios' friends</text:p>
          <text:p text:style-name="P1"><text:span text:style-name="T2">are located. The man leads </text:span></text:p>
          <text:p text:style-name="P1"><text:span text:style-name="T2">them through the </text:span><text:span text:style-name="T1">Yanan Slums</text:span><text:span text:style-name="T2"> </text:span></text:p>
          <text:p text:style-name="P1"><text:span text:style-name="T2">to the hideout of a gangleader </text:span></text:p>
          <text:p text:style-name="P1"><text:span text:style-name="T1">Solus</text:span><text:span text:style-name="T2"> who claims that <text:s/>the</text:span></text:p>
          <text:p text:style-name="P1"><text:span text:style-name="T2"><text:s/></text:span><text:span text:style-name="T2">members of the cell <text:s/>have</text:span></text:p>
          <text:p text:style-name="P1"><text:span text:style-name="T2"><text:s/></text:span><text:span text:style-name="T2">been put into special prisons</text:span></text:p>
          <text:p text:style-name="P1"><text:span text:style-name="T2"><text:s/></text:span><text:span text:style-name="T2">on the island.</text:span></text:p>
        </draw:rect>
        <draw:connector draw:style-name="gr4" draw:text-style-name="P2" draw:layer="layout" draw:type="curve" svg:x1="16.815cm" svg:y1="40.37cm" svg:x2="16.815cm" svg:y2="41.706cm" draw:start-shape="id21" draw:start-glue-point="2" draw:end-shape="id22" draw:end-glue-point="0" svg:d="m16815 40370v1336">
          <text:p/>
        </draw:connector>
        <draw:rect draw:style-name="gr2" draw:text-style-name="P3" xml:id="id23" draw:id="id23" draw:layer="layout" svg:width="6.35cm" svg:height="3.994cm" svg:x="13.64cm" svg:y="47.906cm">
          <text:p text:style-name="P1"><text:span text:style-name="T1">Acheron</text:span></text:p>
          <text:p text:style-name="P1"><text:span text:style-name="T1">West</text:span></text:p>
        </draw:rect>
        <draw:connector draw:style-name="gr4" draw:text-style-name="P2" draw:layer="layout" draw:type="curve" svg:x1="16.815cm" svg:y1="46.79cm" svg:x2="16.815cm" svg:y2="47.906cm" draw:start-shape="id22" draw:start-glue-point="2" draw:end-shape="id23" draw:end-glue-point="0" svg:d="m16815 46790v1116">
          <text:p/>
        </draw:connector>
        <draw:connector draw:style-name="gr4" draw:text-style-name="P2" draw:layer="layout" draw:type="curve" svg:x1="4.81cm" svg:y1="52.035cm" svg:x2="7.57cm" svg:y2="55.767cm" draw:start-shape="id20" draw:start-glue-point="2" draw:end-shape="id24" draw:end-glue-point="3" svg:d="m4810 52035c0 2488 920 3732 2760 3732">
          <text:p/>
        </draw:connector>
        <draw:connector draw:style-name="gr4" draw:text-style-name="P2" draw:layer="layout" draw:type="curve" svg:x1="16.815cm" svg:y1="51.9cm" svg:x2="13.92cm" svg:y2="55.767cm" draw:start-shape="id23" draw:start-glue-point="2" draw:end-shape="id24" draw:end-glue-point="1" svg:d="m16815 51900c0 2578-965 3867-2895 3867">
          <text:p/>
        </draw:connector>
        <draw:rect draw:style-name="gr1" draw:text-style-name="P1" xml:id="id26" draw:id="id26" draw:layer="layout" svg:width="6.35cm" svg:height="4.279cm" svg:x="1.635cm" svg:y="62.957cm">
          <text:p text:style-name="P1"><text:span text:style-name="T1">Vermilion Bird</text:span></text:p>
          <text:p text:style-name="P1"><text:span text:style-name="T1">South</text:span></text:p>
        </draw:rect>
        <draw:rect draw:style-name="gr3" draw:text-style-name="P1" xml:id="id28" draw:id="id28" draw:layer="layout" svg:width="6.35cm" svg:height="3.947cm" svg:x="7.57cm" svg:y="68.195cm">
          <text:p text:style-name="P1"><text:span text:style-name="T2">Reports of the Azure Dragon</text:span></text:p>
          <text:p text:style-name="P1"><text:span text:style-name="T2">Infiltration and </text:span></text:p>
        </draw:rect>
        <draw:rect draw:style-name="gr2" draw:text-style-name="P3" xml:id="id27" draw:id="id27" draw:layer="layout" svg:width="6.35cm" svg:height="3.994cm" svg:x="13.64cm" svg:y="63.106cm">
          <text:p text:style-name="P3"><text:span text:style-name="T1">Lethe</text:span></text:p>
          <text:p text:style-name="P3"><text:span text:style-name="T1">North</text:span></text:p>
        </draw:rect>
        <draw:rect draw:style-name="gr3" draw:text-style-name="P1" xml:id="id25" draw:id="id25" draw:layer="layout" svg:width="6.35cm" svg:height="2.387cm" svg:x="7.57cm" svg:y="59.055cm">
          <text:p text:style-name="P1"><text:span text:style-name="T2">Reports of the Azure Dragon</text:span></text:p>
          <text:p text:style-name="P1"><text:span text:style-name="T2">Infiltration and </text:span></text:p>
        </draw:rect>
        <draw:connector draw:style-name="gr5" draw:text-style-name="P2" draw:layer="layout" draw:type="curve" svg:x1="10.745cm" svg:y1="57.741cm" svg:x2="10.745cm" svg:y2="59.055cm" draw:start-shape="id24" draw:start-glue-point="2" draw:end-shape="id25" draw:end-glue-point="0" svg:d="m10745 57741v1314">
          <text:p/>
        </draw:connector>
        <draw:connector draw:style-name="gr4" draw:text-style-name="P2" draw:layer="layout" draw:type="curve" svg:x1="7.57cm" svg:y1="60.248cm" svg:x2="4.81cm" svg:y2="62.957cm" draw:start-shape="id25" draw:start-glue-point="3" draw:end-shape="id26" svg:d="m7570 60248c-1840 0-2760 903-2760 2709">
          <text:p/>
        </draw:connector>
        <draw:connector draw:style-name="gr4" draw:text-style-name="P2" draw:layer="layout" draw:type="curve" svg:x1="13.92cm" svg:y1="60.248cm" svg:x2="16.815cm" svg:y2="63.106cm" draw:start-shape="id25" draw:start-glue-point="1" draw:end-shape="id27" svg:d="m13920 60248c1930 0 2895 952 2895 2858">
          <text:p/>
        </draw:connector>
        <draw:rect draw:style-name="gr3" draw:text-style-name="P1" xml:id="id29" draw:id="id29" draw:layer="layout" svg:width="6.35cm" svg:height="1.999cm" svg:x="7.57cm" svg:y="73.296cm">
          <text:p text:style-name="P1"><text:span text:style-name="T2">Reports of the Azure Dragon</text:span></text:p>
          <text:p text:style-name="P1"><text:span text:style-name="T2">Infiltration and </text:span></text:p>
        </draw:rect>
        <draw:connector draw:style-name="gr4" draw:text-style-name="P2" draw:layer="layout" draw:type="curve" svg:x1="4.81cm" svg:y1="67.236cm" svg:x2="7.57cm" svg:y2="70.168cm" draw:start-shape="id26" draw:start-glue-point="2" draw:end-shape="id28" draw:end-glue-point="3" svg:d="m4810 67236c0 1955 920 2932 2760 2932">
          <text:p/>
        </draw:connector>
        <draw:connector draw:style-name="gr4" draw:text-style-name="P2" draw:layer="layout" draw:type="curve" svg:x1="16.815cm" svg:y1="67.1cm" svg:x2="13.92cm" svg:y2="70.168cm" draw:start-shape="id27" draw:start-glue-point="2" draw:end-shape="id28" draw:end-glue-point="1" svg:d="m16815 67100c0 2046-965 3068-2895 3068">
          <text:p/>
        </draw:connector>
        <draw:connector draw:style-name="gr5" draw:text-style-name="P2" draw:layer="layout" draw:type="curve" svg:x1="10.745cm" svg:y1="72.142cm" svg:x2="10.745cm" svg:y2="73.296cm" draw:start-shape="id28" draw:start-glue-point="2" draw:end-shape="id29" draw:end-glue-point="0" svg:d="m10745 72142v1154">
          <text:p/>
        </draw:connector>
        <draw:rect draw:style-name="gr1" draw:text-style-name="P3" xml:id="id30" draw:id="id30" draw:layer="layout" svg:width="6.35cm" svg:height="4.279cm" svg:x="1.635cm" svg:y="76.558cm">
          <text:p text:style-name="P3"><text:span text:style-name="T1">Black Tortoise</text:span></text:p>
          <text:p text:style-name="P3"><text:span text:style-name="T1">North</text:span></text:p>
        </draw:rect>
        <draw:rect draw:style-name="gr2" draw:text-style-name="P3" xml:id="id31" draw:id="id31" draw:layer="layout" svg:width="6.35cm" svg:height="3.994cm" svg:x="13.64cm" svg:y="76.606cm">
          <text:p text:style-name="P1"><text:span text:style-name="T1">Phlegethon</text:span></text:p>
          <text:p text:style-name="P1"><text:span text:style-name="T1">South</text:span></text:p>
        </draw:rect>
        <draw:connector draw:style-name="gr4" draw:text-style-name="P2" draw:layer="layout" draw:type="curve" svg:x1="7.57cm" svg:y1="74.295cm" svg:x2="4.81cm" svg:y2="76.558cm" draw:start-shape="id29" draw:start-glue-point="3" draw:end-shape="id30" draw:end-glue-point="0" svg:d="m7570 74295c-1840 0-2760 754-2760 2263">
          <text:p/>
        </draw:connector>
        <draw:connector draw:style-name="gr4" draw:text-style-name="P2" draw:layer="layout" draw:type="curve" svg:x1="13.92cm" svg:y1="74.295cm" svg:x2="16.815cm" svg:y2="76.606cm" draw:start-shape="id29" draw:start-glue-point="1" draw:end-shape="id31" svg:d="m13920 74295c1930 0 2895 770 2895 2311">
          <text:p/>
        </draw:connector>
        <draw:rect draw:style-name="gr3" draw:text-style-name="P1" xml:id="id32" draw:id="id32" draw:layer="layout" svg:width="6.35cm" svg:height="3.947cm" svg:x="7.57cm" svg:y="82.295cm">
          <text:p text:style-name="P1"><text:span text:style-name="T2">Reports of the Azure Dragon</text:span></text:p>
          <text:p text:style-name="P1"><text:span text:style-name="T2">Infiltration and </text:span></text:p>
        </draw:rect>
        <draw:rect draw:style-name="gr3" draw:text-style-name="P1" xml:id="id33" draw:id="id33" draw:layer="layout" svg:width="6.35cm" svg:height="1.999cm" svg:x="7.57cm" svg:y="87.396cm">
          <text:p text:style-name="P1"><text:span text:style-name="T2">Reports of the Azure Dragon</text:span></text:p>
          <text:p text:style-name="P1"><text:span text:style-name="T2">Infiltration and </text:span></text:p>
        </draw:rect>
        <draw:connector draw:style-name="gr5" draw:text-style-name="P2" draw:layer="layout" draw:type="curve" svg:x1="10.745cm" svg:y1="86.242cm" svg:x2="10.745cm" svg:y2="87.396cm" draw:start-shape="id32" draw:start-glue-point="2" draw:end-shape="id33" draw:end-glue-point="0" svg:d="m10745 86242v1154">
          <text:p/>
        </draw:connector>
        <draw:connector draw:style-name="gr4" draw:text-style-name="P2" draw:layer="layout" draw:type="curve" svg:x1="4.81cm" svg:y1="80.837cm" svg:x2="7.57cm" svg:y2="84.268cm" draw:start-shape="id30" draw:start-glue-point="2" draw:end-shape="id32" draw:end-glue-point="3" svg:d="m4810 80837c0 2288 920 3431 2760 3431">
          <text:p/>
        </draw:connector>
        <draw:connector draw:style-name="gr4" draw:text-style-name="P2" draw:layer="layout" draw:type="curve" svg:x1="16.815cm" svg:y1="80.6cm" svg:x2="13.92cm" svg:y2="84.268cm" draw:start-shape="id31" draw:start-glue-point="2" draw:end-shape="id32" draw:end-glue-point="1" svg:d="m16815 80600c0 2446-965 3668-2895 3668">
          <text:p/>
        </draw:connector>
        <draw:rect draw:style-name="gr1" draw:text-style-name="P3" xml:id="id36" draw:id="id36" draw:layer="layout" svg:width="6.35cm" svg:height="4.279cm" svg:x="1.636cm" svg:y="90.159cm">
          <text:p text:style-name="P3"><text:span text:style-name="T1">White Tiger</text:span></text:p>
          <text:p text:style-name="P3"><text:span text:style-name="T1">West</text:span></text:p>
        </draw:rect>
        <draw:rect draw:style-name="gr2" draw:text-style-name="P3" xml:id="id37" draw:id="id37" draw:layer="layout" svg:width="6.35cm" svg:height="3.994cm" svg:x="13.641cm" svg:y="90.207cm">
          <text:p text:style-name="P1"><text:span text:style-name="T1">Styx</text:span></text:p>
          <text:p text:style-name="P1"><text:span text:style-name="T1">East</text:span></text:p>
        </draw:rect>
        <draw:rect draw:style-name="gr3" draw:text-style-name="P1" xml:id="id34" draw:id="id34" draw:layer="layout" svg:width="6.35cm" svg:height="3.947cm" svg:x="7.571cm" svg:y="95.896cm">
          <text:p text:style-name="P1"><text:span text:style-name="T2">Reports of the Azure Dragon</text:span></text:p>
          <text:p text:style-name="P1"><text:span text:style-name="T2">Infiltration and </text:span></text:p>
        </draw:rect>
        <draw:rect draw:style-name="gr3" draw:text-style-name="P1" xml:id="id35" draw:id="id35" draw:layer="layout" svg:width="6.35cm" svg:height="1.999cm" svg:x="7.571cm" svg:y="100.997cm">
          <text:p text:style-name="P1"><text:span text:style-name="T2">Reports of the Azure Dragon</text:span></text:p>
          <text:p text:style-name="P1"><text:span text:style-name="T2">Infiltration and </text:span></text:p>
        </draw:rect>
        <draw:connector draw:style-name="gr5" draw:text-style-name="P2" draw:layer="layout" draw:type="curve" svg:x1="10.746cm" svg:y1="99.843cm" svg:x2="10.746cm" svg:y2="100.997cm" draw:start-shape="id34" draw:start-glue-point="2" draw:end-shape="id35" draw:end-glue-point="0" svg:d="m10746 99843v1154">
          <text:p/>
        </draw:connector>
        <draw:connector draw:style-name="gr4" draw:text-style-name="P2" draw:layer="layout" draw:type="curve" svg:x1="4.811cm" svg:y1="94.438cm" svg:x2="7.571cm" svg:y2="97.869cm" draw:start-shape="id36" draw:start-glue-point="2" draw:end-shape="id34" draw:end-glue-point="3" svg:d="m4811 94438c0 2288 920 3431 2760 3431">
          <text:p/>
        </draw:connector>
        <draw:connector draw:style-name="gr4" draw:text-style-name="P2" draw:layer="layout" draw:type="curve" svg:x1="16.816cm" svg:y1="94.201cm" svg:x2="13.921cm" svg:y2="97.869cm" draw:start-shape="id37" draw:start-glue-point="2" draw:end-shape="id34" draw:end-glue-point="1" svg:d="m16816 94201c0 2446-965 3668-2895 3668">
          <text:p/>
        </draw:connector>
        <draw:connector draw:style-name="gr4" draw:text-style-name="P2" draw:layer="layout" draw:type="curve" svg:x1="7.57cm" svg:y1="88.395cm" svg:x2="4.811cm" svg:y2="90.159cm" draw:start-shape="id33" draw:start-glue-point="3" draw:end-shape="id36" svg:d="m7570 88395c-1840 0-2759 588-2759 1764">
          <text:p/>
        </draw:connector>
        <draw:connector draw:style-name="gr4" draw:text-style-name="P2" draw:layer="layout" draw:type="curve" svg:x1="13.92cm" svg:y1="88.395cm" svg:x2="16.816cm" svg:y2="90.207cm" draw:start-shape="id33" draw:start-glue-point="1" draw:end-shape="id37" draw:end-glue-point="0" svg:d="m13920 88395c1931 0 2896 604 2896 1812">
          <text:p/>
        </draw:connector>
        <draw:rect draw:style-name="gr1" draw:text-style-name="P3" xml:id="id40" draw:id="id40" draw:layer="layout" svg:width="6.35cm" svg:height="4.279cm" svg:x="1.637cm" svg:y="104.06cm">
          <text:p text:style-name="P3"><text:span text:style-name="T1">Yellow Dragon</text:span></text:p>
          <text:p text:style-name="P3"><text:span text:style-name="T1">Center</text:span></text:p>
        </draw:rect>
        <draw:rect draw:style-name="gr2" draw:text-style-name="P3" xml:id="id41" draw:id="id41" draw:layer="layout" svg:width="6.35cm" svg:height="3.994cm" svg:x="13.642cm" svg:y="104.108cm">
          <text:p text:style-name="P1"><text:span text:style-name="T1">Cocytus</text:span></text:p>
          <text:p text:style-name="P1"><text:span text:style-name="T1">Center</text:span></text:p>
        </draw:rect>
        <draw:rect draw:style-name="gr3" draw:text-style-name="P1" xml:id="id38" draw:id="id38" draw:layer="layout" svg:width="6.35cm" svg:height="3.947cm" svg:x="7.572cm" svg:y="109.797cm">
          <text:p text:style-name="P1"><text:span text:style-name="T2">Reports of the Azure Dragon</text:span></text:p>
          <text:p text:style-name="P1"><text:span text:style-name="T2">Infiltration and </text:span></text:p>
        </draw:rect>
        <draw:rect draw:style-name="gr3" draw:text-style-name="P1" xml:id="id39" draw:id="id39" draw:layer="layout" svg:width="6.35cm" svg:height="1.999cm" svg:x="7.572cm" svg:y="114.898cm">
          <text:p text:style-name="P1"><text:span text:style-name="T2">Day of Independence happens.</text:span></text:p>
        </draw:rect>
        <draw:connector draw:style-name="gr5" draw:text-style-name="P2" draw:layer="layout" draw:type="curve" svg:x1="10.747cm" svg:y1="113.744cm" svg:x2="10.747cm" svg:y2="114.898cm" draw:start-shape="id38" draw:start-glue-point="2" draw:end-shape="id39" draw:end-glue-point="0" svg:d="m10747 113744v1154">
          <text:p/>
        </draw:connector>
        <draw:connector draw:style-name="gr4" draw:text-style-name="P2" draw:layer="layout" draw:type="curve" svg:x1="4.812cm" svg:y1="108.339cm" svg:x2="7.572cm" svg:y2="111.77cm" draw:start-shape="id40" draw:start-glue-point="2" draw:end-shape="id38" draw:end-glue-point="3" svg:d="m4812 108339c0 2288 920 3431 2760 3431">
          <text:p/>
        </draw:connector>
        <draw:connector draw:style-name="gr4" draw:text-style-name="P2" draw:layer="layout" draw:type="curve" svg:x1="16.817cm" svg:y1="108.102cm" svg:x2="13.922cm" svg:y2="111.77cm" draw:start-shape="id41" draw:start-glue-point="2" draw:end-shape="id38" draw:end-glue-point="1" svg:d="m16817 108102c0 2446-965 3668-2895 3668">
          <text:p/>
        </draw:connector>
        <draw:connector draw:style-name="gr4" draw:text-style-name="P2" draw:layer="layout" draw:type="curve" svg:x1="7.571cm" svg:y1="101.996cm" svg:x2="4.812cm" svg:y2="104.06cm" draw:start-shape="id35" draw:start-glue-point="3" draw:end-shape="id40" svg:d="m7571 101996c-1840 0-2759 688-2759 2064">
          <text:p/>
        </draw:connector>
        <draw:connector draw:style-name="gr4" draw:text-style-name="P2" draw:layer="layout" draw:type="curve" svg:x1="13.921cm" svg:y1="101.996cm" svg:x2="16.817cm" svg:y2="104.108cm" draw:start-shape="id35" draw:start-glue-point="1" draw:end-shape="id41" draw:end-glue-point="0" svg:d="m13921 101996c1931 0 2896 704 2896 2112">
          <text:p/>
        </draw:connector>
        <draw:connector draw:style-name="gr4" draw:text-style-name="P2" draw:layer="layout" draw:type="curve" svg:x1="7.572cm" svg:y1="115.897cm" svg:x2="4.745cm" svg:y2="118.79cm" draw:start-shape="id39" draw:start-glue-point="3" draw:end-shape="id1" draw:end-glue-point="0" svg:d="m7572 115897c-1885 0-2827 964-2827 2893">
          <text:p/>
        </draw:connector>
        <draw:connector draw:style-name="gr4" draw:text-style-name="P2" draw:layer="layout" draw:type="curve" svg:x1="13.922cm" svg:y1="115.897cm" svg:x2="16.845cm" svg:y2="118.691cm" draw:start-shape="id39" draw:start-glue-point="1" draw:end-shape="id3" svg:d="m13922 115897c1949 0 2923 931 2923 27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warnava Banerjee</meta:initial-creator>
    <meta:creation-date>2011-11-07T11:34:14.54</meta:creation-date>
    <dc:date>2011-11-07T22:53:15.26</dc:date>
    <dc:creator>Swarnava Banerjee</dc:creator>
    <meta:editing-duration>PT7H49M9S</meta:editing-duration>
    <meta:editing-cycles>4</meta:editing-cycles>
    <meta:generator>OpenOffice.org/3.3$Win32 OpenOffice.org_project/330m20$Build-9567</meta:generator>
    <meta:document-statistic meta:object-count="88"/>
  </office:meta>
</office:document-meta>
</file>